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601cm" fo:min-width="4.39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68cm" fo:min-width="1.34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893cm" fo:min-width="3.183cm"/>
    </style:style>
    <style:style style:name="gr16" style:family="graphic" style:parent-style-name="standard">
      <style:graphic-properties draw:stroke="none" svg:stroke-color="#000000" draw:fill="none" draw:fill-color="#ffffff" fo:min-height="0.49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3.357cm" fo:min-width="4.58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3.172cm" fo:min-width="4.39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114cm" fo:min-width="4.39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7cm" fo:min-width="4.72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85cm" fo:min-width="4.3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4.6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4" draw:id="id24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6" draw:id="id26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845cm" svg:height="1.143cm" svg:x="14.875cm" svg:y="11.382cm">
          <text:p text:style-name="P1"><text:span text:style-name="T1">Copy work 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1" draw:id="id41" draw:layer="layout" svg:width="2.794cm" svg:height="1.143cm" svg:x="14.9cm" svg:y="13.421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5" draw:text-style-name="P3" draw:layer="layout" svg:x1="22.082cm" svg:y1="5.949cm" svg:x2="26.143cm" svg:y2="9.761cm" draw:start-shape="id1" draw:start-glue-point="7" draw:end-shape="id3" draw:end-glue-point="4" svg:d="M22082 5949h4061v3812" svg:viewBox="0 0 4062 3813">
          <text:p/>
        </draw:connector>
        <draw:connector draw:style-name="gr5" draw:text-style-name="P3" draw:layer="layout" svg:x1="27.667cm" svg:y1="10.587cm" svg:x2="33.778cm" svg:y2="11.444cm" draw:start-shape="id3" draw:start-glue-point="7" draw:end-shape="id4" draw:end-glue-point="4" svg:d="M27667 10587h6111v857" svg:viewBox="0 0 6112 858">
          <text:p/>
        </draw:connector>
        <draw:custom-shape draw:style-name="gr6" draw:text-style-name="P2" xml:id="id18" draw:id="id18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2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7.287cm" svg:y1="10.36cm" svg:x2="16.297cm" svg:y2="11.382cm" draw:start-shape="id5" draw:start-glue-point="5" draw:end-shape="id6" draw:end-glue-point="0" svg:d="M17287 10360h-990v1022" svg:viewBox="0 0 991 1023">
          <text:p/>
        </draw:connector>
        <draw:custom-shape draw:style-name="gr7" draw:text-style-name="P2" xml:id="id40" draw:id="id40" draw:layer="layout" svg:width="3.683cm" svg:height="0.889cm" svg:x="19.089cm" svg:y="16.3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5" draw:text-style-name="P3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5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26.016cm" svg:y="14.462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7" xml:id="id39" draw:id="id39" draw:layer="layout" svg:width="4.897cm" svg:height="6.851cm" svg:x="5.998cm" svg:y="19.295cm">
          <text:p text:style-name="P6"><text:span text:style-name="T1"/></text:p>
          <text:p text:style-name="P6"><text:span text:style-name="T1">*******************************</text:span></text:p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8" draw:text-style-name="P2" xml:id="id11" draw:id="id11" draw:layer="layout" svg:width="3.271cm" svg:height="1.788cm" svg:x="9.898cm" svg:y="16.612cm">
          <text:p text:style-name="P1"><text:span text:style-name="T1">Delete character to</text:span></text:p>
          <text:p text:style-name="P1"><text:span text:style-name="T1">the left of </text:span></text:p>
          <text:p text:style-name="P1"><text:span text:style-name="T1">the input 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" draw:id="id10" draw:layer="layout" svg:width="3.693cm" svg:height="2.236cm" svg:x="10.921cm" svg:y="13.334cm">
          <text:p text:style-name="P1"><text:span text:style-name="T1">Input pointer</text:span></text:p>
          <text:p text:style-name="P1"><text:span text:style-name="T1">At beginning of</text:span></text:p>
          <text:p text:style-name="P1"><text:span text:style-name="T1">buf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0.921cm" svg:y1="14.452cm" svg:x2="11.533cm" svg:y2="16.612cm" draw:start-shape="id10" draw:start-glue-point="5" draw:end-shape="id11" draw:end-glue-point="0" svg:d="M10921 14452h-502v1640h1114v520" svg:viewBox="0 0 1115 2161">
          <text:p/>
        </draw:connector>
        <draw:custom-shape draw:style-name="gr13" draw:text-style-name="P2" xml:id="id12" draw:id="id12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3" draw:id="id13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6.623cm" svg:y1="5.555cm" svg:x2="38.118cm" svg:y2="5.553cm" draw:start-shape="id12" draw:start-glue-point="7" draw:end-shape="id13" draw:end-glue-point="3" svg:d="M36623 5555h748v-2h747" svg:viewBox="0 0 1496 3">
          <text:p/>
        </draw:connector>
        <draw:custom-shape draw:style-name="gr15" draw:text-style-name="P2" xml:id="id15" draw:id="id15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3.301cm" svg:y1="5.555cm" svg:x2="31.259cm" svg:y2="6.423cm" draw:start-shape="id12" draw:start-glue-point="5" draw:end-shape="id14" draw:end-glue-point="4" svg:d="M33301 5555h-2042v868" svg:viewBox="0 0 2043 869">
          <text:p/>
        </draw:connector>
        <draw:connector draw:style-name="gr5" draw:text-style-name="P3" draw:layer="layout" svg:x1="32.783cm" svg:y1="7.249cm" svg:x2="33.821cm" svg:y2="8.469cm" svg:d="M32783 7249h1038v1220" svg:viewBox="0 0 1039 1221">
          <text:p/>
        </draw:connector>
        <draw:frame draw:style-name="gr16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5" draw:layer="layout" svg:width="1.143cm" svg:height="0.762cm" svg:x="27.667cm" svg:y="9.89cm">
          <draw:text-box>
            <text:p><text:span text:style-name="T2">no</text:span></text:p>
          </draw:text-box>
        </draw:frame>
        <draw:frame draw:style-name="gr16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5" draw:text-style-name="P3" draw:layer="layout" draw:line-skew="3.349cm" svg:x1="29.735cm" svg:y1="7.249cm" svg:x2="19.277cm" svg:y2="1.525cm" draw:start-shape="id14" draw:start-glue-point="5" draw:end-shape="id7" draw:end-glue-point="1" svg:d="M29735 7249h-1880v-5724h-8578" svg:viewBox="0 0 10459 5725">
          <text:p/>
        </draw:connector>
        <draw:connector draw:style-name="gr5" draw:text-style-name="P3" draw:layer="layout" draw:line-skew="2.227cm" svg:x1="31.98cm" svg:y1="9.04cm" svg:x2="19.277cm" svg:y2="1.525cm" draw:start-shape="id15" draw:start-glue-point="3" draw:end-shape="id7" draw:end-glue-point="1" svg:d="M31980 9040h-4125v-7515h-8578" svg:viewBox="0 0 12704 7516">
          <text:p/>
        </draw:connector>
        <draw:custom-shape draw:style-name="gr17" draw:text-style-name="P2" xml:id="id16" draw:id="id16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7" draw:id="id17" draw:layer="layout" svg:x1="34.963cm" svg:y1="2.871cm" svg:x2="34.962cm" svg:y2="4.509cm" draw:start-shape="id16" draw:start-glue-point="8" draw:end-shape="id12" draw:end-glue-point="4" svg:d="M34963 2871v819h-1v819" svg:viewBox="0 0 2 1639">
          <text:p/>
        </draw:connector>
        <draw:connector draw:style-name="gr5" draw:text-style-name="P3" draw:layer="layout" svg:x1="40.086cm" svg:y1="4.659cm" svg:x2="34.962cm" svg:y2="3.69cm" draw:start-shape="id13" draw:start-glue-point="0" draw:end-shape="id17" draw:end-glue-point="0" svg:d="M40086 4659v-969h-5124" svg:viewBox="0 0 5125 970">
          <text:p/>
        </draw:connector>
        <draw:frame draw:style-name="gr9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8" draw:text-style-name="P7" xml:id="id29" draw:id="id29" draw:layer="layout" svg:width="5.08cm" svg:height="3.607cm" svg:x="25.857cm" svg:y="18.735cm">
          <text:p text:style-name="P6"><text:span text:style-name="T1">Clear screen_buf</text:span></text:p>
          <text:p text:style-name="P6"><text:span text:style-name="T1">Clear input_buf</text:span></text:p>
          <text:p text:style-name="P6"><text:span text:style-name="T1">Copy promp_buf to screen_buf</text:span></text:p>
          <text:p text:style-name="P6"><text:span text:style-name="T1">Copy ring_buf to input_buf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3.048cm" svg:height="1.651cm" svg:x="2.222cm" svg:y="11.034cm">
          <text:p text:style-name="P1"><text:span text:style-name="T1">Input-buf</text:span></text:p>
          <text:p text:style-name="P1"><text:span text:style-name="T1">f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826cm" svg:y1="10.16cm" svg:x2="3.746cm" svg:y2="11.034cm" draw:start-shape="id18" draw:start-glue-point="5" draw:end-shape="id19" draw:end-glue-point="4" svg:d="M5826 10160h-2080v874" svg:viewBox="0 0 2081 875">
          <text:p/>
        </draw:connector>
        <draw:connector draw:style-name="gr5" draw:text-style-name="P3" draw:layer="layout" svg:x1="12.42cm" svg:y1="8.06cm" svg:x2="7.348cm" svg:y2="9.334cm" draw:start-shape="id2" draw:start-glue-point="5" draw:end-shape="id18" draw:end-glue-point="4" svg:d="M12420 8060h-5072v1274" svg:viewBox="0 0 5073 1275">
          <text:p/>
        </draw:connector>
        <draw:frame draw:style-name="gr9" draw:text-style-name="P5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20" draw:id="id20" draw:layer="layout" svg:width="3.048cm" svg:height="1.651cm" svg:x="24.619cm" svg:y="12.961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6.143cm" svg:y1="11.412cm" svg:x2="26.143cm" svg:y2="12.961cm" draw:start-shape="id3" draw:start-glue-point="6" draw:end-shape="id20" draw:end-glue-point="4" svg:d="M26143 11412v1549" svg:viewBox="0 0 1 1550">
          <text:p/>
        </draw:connector>
        <draw:custom-shape draw:style-name="gr1" draw:text-style-name="P2" xml:id="id21" draw:id="id21" draw:layer="layout" svg:width="3.048cm" svg:height="1.651cm" svg:x="29.13cm" svg:y="12.983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2.254cm" svg:y1="12.27cm" svg:x2="30.654cm" svg:y2="12.983cm" draw:start-shape="id4" draw:start-glue-point="5" draw:end-shape="id21" draw:end-glue-point="4" svg:d="M32254 12270h-1600v713" svg:viewBox="0 0 1601 714">
          <text:p/>
        </draw:connector>
        <draw:frame draw:style-name="gr10" draw:text-style-name="P5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3.603cm" svg:y="13.102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4.969cm" svg:y="11.277cm">
          <draw:text-box>
            <text:p><text:span text:style-name="T2">yes</text:span></text:p>
          </draw:text-box>
        </draw:frame>
        <draw:custom-shape draw:style-name="gr19" draw:text-style-name="P2" xml:id="id35" draw:id="id35" draw:layer="layout" svg:width="2.921cm" svg:height="0.762cm" draw:transform="skewX (0.00261799387799149) rotate (-1.5694000633933) translate (24.11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22" draw:id="id22" draw:layer="layout" svg:width="2.921cm" svg:height="0.762cm" draw:transform="skewX (0.00261799387799149) rotate (-1.5694000633933) translate (28.7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29.13cm" svg:y1="13.809cm" svg:x2="28.329cm" svg:y2="14.59cm" draw:start-shape="id21" draw:start-glue-point="5" draw:end-shape="id22" draw:end-glue-point="3" svg:d="M29130 13809h-801v781" svg:viewBox="0 0 802 782">
          <text:p/>
        </draw:connector>
        <draw:frame draw:style-name="gr10" draw:text-style-name="P5" draw:layer="layout" svg:width="1.392cm" svg:height="0.725cm" svg:x="28.203cm" svg:y="13.103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3" draw:id="id23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5.302cm" svg:y1="12.27cm" svg:x2="37.049cm" svg:y2="13.146cm" draw:start-shape="id4" draw:start-glue-point="7" draw:end-shape="id23" draw:end-glue-point="4" svg:d="M35302 12270h1747v876" svg:viewBox="0 0 1748 877">
          <text:p/>
        </draw:connector>
        <draw:connector draw:style-name="gr5" draw:text-style-name="P3" draw:layer="layout" svg:x1="35.525cm" svg:y1="13.972cm" svg:x2="35.029cm" svg:y2="14.889cm" draw:start-shape="id23" draw:start-glue-point="5" draw:end-shape="id24" draw:end-glue-point="4" svg:d="M35525 13972h-496v917" svg:viewBox="0 0 497 918">
          <text:p/>
        </draw:connector>
        <draw:custom-shape draw:style-name="gr19" draw:text-style-name="P2" xml:id="id25" draw:id="id25" draw:layer="layout" svg:width="2.921cm" svg:height="0.762cm" draw:transform="skewX (0.00261799387799149) rotate (-1.5694000633933) translate (33.082cm 21.0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33.293cm" svg:y1="15.946cm" svg:x2="32.701cm" svg:y2="21.085cm" draw:start-shape="id24" draw:start-glue-point="5" draw:end-shape="id25" draw:end-glue-point="3" svg:d="M33293 15946h-592v5139" svg:viewBox="0 0 593 5140">
          <text:p/>
        </draw:connector>
        <draw:custom-shape draw:style-name="gr2" draw:text-style-name="P2" xml:id="id30" draw:id="id30" draw:layer="layout" svg:width="3.472cm" svg:height="2.113cm" svg:x="35.752cm" svg:y="19.496cm">
          <text:p text:style-name="P1"><text:span text:style-name="T1">input_ptr &l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8.573cm" svg:y1="13.972cm" svg:x2="39.524cm" svg:y2="15.094cm" draw:start-shape="id23" draw:start-glue-point="7" draw:end-shape="id26" draw:end-glue-point="4" svg:d="M38573 13972h951v1122" svg:viewBox="0 0 952 1123">
          <text:p/>
        </draw:connector>
        <draw:custom-shape draw:style-name="gr20" draw:text-style-name="P2" xml:id="id31" draw:id="id31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2.794cm" svg:height="1.143cm" svg:x="29.257cm" svg:y="16.082cm">
          <text:p text:style-name="P1"><text:span text:style-name="T1">Increment</text:span></text:p>
          <text:p text:style-name="P8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794cm" svg:height="1.143cm" svg:x="24.7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6.143cm" svg:y1="14.612cm" svg:x2="26.143cm" svg:y2="16.082cm" draw:start-shape="id20" draw:start-glue-point="6" draw:end-shape="id27" draw:end-glue-point="0" svg:d="M26143 14612v1470" svg:viewBox="0 0 1 1471">
          <text:p/>
        </draw:connector>
        <draw:connector draw:style-name="gr5" draw:text-style-name="P3" draw:layer="layout" svg:x1="30.654cm" svg:y1="14.634cm" svg:x2="30.654cm" svg:y2="16.082cm" draw:start-shape="id21" draw:end-shape="id28" draw:end-glue-point="0" svg:d="M30654 14634v1448" svg:viewBox="0 0 1 1449">
          <text:p/>
        </draw:connector>
        <draw:connector draw:style-name="gr5" draw:text-style-name="P3" draw:layer="layout" svg:x1="26.143cm" svg:y1="17.225cm" svg:x2="28.397cm" svg:y2="18.735cm" draw:start-shape="id27" draw:start-glue-point="2" draw:end-shape="id29" draw:end-glue-point="0" svg:d="M26143 17225v754h2254v756" svg:viewBox="0 0 2255 1511">
          <text:p/>
        </draw:connector>
        <draw:connector draw:style-name="gr5" draw:text-style-name="P3" draw:layer="layout" svg:x1="30.654cm" svg:y1="17.225cm" svg:x2="28.397cm" svg:y2="18.735cm" draw:start-shape="id28" draw:start-glue-point="2" draw:end-shape="id29" draw:end-glue-point="0" svg:d="M30654 17225v754h-2257v756" svg:viewBox="0 0 2258 1511">
          <text:p/>
        </draw:connector>
        <draw:custom-shape draw:style-name="gr21" draw:text-style-name="P2" xml:id="id32" draw:id="id32" draw:layer="layout" svg:width="3.263cm" svg:height="1.143cm" svg:x="35.857cm" svg:y="22.4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8cm" svg:y1="15.92cm" svg:x2="37.488cm" svg:y2="19.496cm" draw:start-shape="id26" draw:start-glue-point="5" draw:end-shape="id30" draw:end-glue-point="4" svg:d="M38000 15920h-512v3576" svg:viewBox="0 0 513 3577">
          <text:p/>
        </draw:connector>
        <draw:connector draw:style-name="gr5" draw:text-style-name="P3" draw:layer="layout" svg:x1="35.029cm" svg:y1="17.002cm" svg:x2="35.02cm" svg:y2="18.082cm" draw:start-shape="id24" draw:start-glue-point="6" draw:end-shape="id31" draw:end-glue-point="0" svg:d="M35029 17002v540h-9v540" svg:viewBox="0 0 10 1081">
          <text:p/>
        </draw:connector>
        <draw:connector draw:style-name="gr5" draw:text-style-name="P3" draw:layer="layout" svg:x1="37.488cm" svg:y1="21.609cm" svg:x2="37.488cm" svg:y2="22.444cm" draw:start-shape="id30" draw:start-glue-point="6" draw:end-shape="id32" draw:end-glue-point="0" svg:d="M37488 21609v835" svg:viewBox="0 0 1 836">
          <text:p/>
        </draw:connector>
        <draw:custom-shape draw:style-name="gr4" draw:text-style-name="P2" xml:id="id33" draw:id="id33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4" draw:id="id34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41.048cm" svg:y1="15.92cm" svg:x2="40.497cm" svg:y2="18.318cm" draw:start-shape="id26" draw:start-glue-point="7" draw:end-shape="id33" draw:end-glue-point="0" svg:d="M41048 15920h502v1611h-1053v787" svg:viewBox="0 0 1054 2399">
          <text:p/>
        </draw:connector>
        <draw:connector draw:style-name="gr5" draw:text-style-name="P3" draw:layer="layout" svg:x1="40.497cm" svg:y1="19.461cm" svg:x2="40.5cm" svg:y2="23.985cm" draw:start-shape="id33" draw:start-glue-point="2" draw:end-shape="id34" draw:end-glue-point="3" svg:d="M40497 19461v2261h3v2263" svg:viewBox="0 0 4 4525">
          <text:p/>
        </draw:connector>
        <draw:frame draw:style-name="gr10" draw:text-style-name="P5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5" draw:text-style-name="P3" draw:layer="layout" svg:x1="35.02cm" svg:y1="19.225cm" svg:x2="32.716cm" svg:y2="19.802cm" draw:start-shape="id31" draw:start-glue-point="2" svg:d="M35020 19225v539h-2304v38" svg:viewBox="0 0 2305 578">
          <text:p/>
        </draw:connector>
        <draw:connector draw:style-name="gr5" draw:text-style-name="P3" draw:layer="layout" svg:x1="39.12cm" svg:y1="23.015cm" svg:x2="40.506cm" svg:y2="22.994cm" draw:start-shape="id32" draw:start-glue-point="1" svg:d="M39120 23015h943v-21h443" svg:viewBox="0 0 1387 22">
          <text:p/>
        </draw:connector>
        <draw:connector draw:style-name="gr5" draw:text-style-name="P3" draw:layer="layout" svg:x1="24.619cm" svg:y1="13.787cm" svg:x2="23.73cm" svg:y2="23.99cm" draw:start-shape="id20" draw:start-glue-point="5" draw:end-shape="id35" draw:end-glue-point="3" svg:d="M24619 13787h-889v10203" svg:viewBox="0 0 890 10204">
          <text:p/>
        </draw:connector>
        <draw:connector draw:style-name="gr5" draw:text-style-name="P3" draw:layer="layout" svg:x1="25.857cm" svg:y1="20.538cm" svg:x2="23.728cm" svg:y2="20.537cm" draw:start-shape="id29" draw:start-glue-point="3" svg:d="M25857 20538h-1315v-1h-814" svg:viewBox="0 0 2130 2">
          <text:p/>
        </draw:connector>
        <draw:custom-shape draw:style-name="gr22" draw:text-style-name="P7" xml:id="id37" draw:id="id37" draw:layer="layout" svg:width="4.897cm" svg:height="3.422cm" svg:x="1.864cm" svg:y="14.977cm"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Increment cursor_ptr</text:span></text:p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7.344cm" svg:y="21.376cm">
          <draw:text-box>
            <text:p><text:span text:style-name="T2">no</text:span></text:p>
          </draw:text-box>
        </draw:frame>
        <draw:connector draw:style-name="gr5" draw:text-style-name="P3" draw:layer="layout" svg:x1="39.224cm" svg:y1="20.553cm" svg:x2="40.527cm" svg:y2="20.537cm" draw:start-shape="id30" draw:start-glue-point="7" svg:d="M39224 20553h903v-16h400" svg:viewBox="0 0 1304 17">
          <text:p/>
        </draw:connector>
        <draw:frame draw:style-name="gr10" draw:text-style-name="P5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8.962cm" svg:y="19.8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1" draw:text-style-name="P2" xml:id="id36" draw:id="id36" draw:layer="layout" svg:width="3.048cm" svg:height="1.651cm" svg:x="4.823cm" svg:y="12.834cm">
          <text:p text:style-name="P1"><text:span text:style-name="T1">input_ptr 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823cm" svg:y1="13.66cm" svg:x2="4.312cm" svg:y2="14.977cm" draw:start-shape="id36" draw:start-glue-point="5" draw:end-shape="id37" svg:d="M4823 13660h-511v1317" svg:viewBox="0 0 512 1318">
          <text:p/>
        </draw:connector>
        <draw:custom-shape draw:style-name="gr19" draw:text-style-name="P2" xml:id="id38" draw:id="id38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5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5" draw:text-style-name="P3" draw:layer="layout" svg:x1="2.222cm" svg:y1="11.86cm" svg:x2="1.429cm" svg:y2="23.99cm" draw:start-shape="id19" draw:start-glue-point="5" draw:end-shape="id38" draw:end-glue-point="3" svg:d="M2222 11860h-793v12130" svg:viewBox="0 0 794 12131">
          <text:p/>
        </draw:connector>
        <draw:connector draw:style-name="gr5" draw:text-style-name="P3" draw:layer="layout" svg:x1="5.27cm" svg:y1="11.86cm" svg:x2="6.347cm" svg:y2="12.834cm" draw:start-shape="id19" draw:start-glue-point="7" draw:end-shape="id36" draw:end-glue-point="4" svg:d="M5270 11860h1077v974" svg:viewBox="0 0 1078 975">
          <text:p/>
        </draw:connector>
        <draw:connector draw:style-name="gr5" draw:text-style-name="P3" draw:layer="layout" svg:x1="7.871cm" svg:y1="13.66cm" svg:x2="8.446cm" svg:y2="19.295cm" draw:start-shape="id36" draw:start-glue-point="7" draw:end-shape="id39" svg:d="M7871 13660h575v5635" svg:viewBox="0 0 576 5636">
          <text:p/>
        </draw:connector>
        <draw:connector draw:style-name="gr5" draw:text-style-name="P3" draw:layer="layout" svg:x1="20.335cm" svg:y1="10.36cm" svg:x2="20.93cm" svg:y2="16.395cm" draw:start-shape="id5" draw:start-glue-point="7" draw:end-shape="id40" draw:end-glue-point="0" svg:d="M20335 10360h595v6035" svg:viewBox="0 0 596 6036">
          <text:p/>
        </draw:connector>
        <draw:custom-shape draw:style-name="gr23" draw:text-style-name="P7" draw:layer="layout" svg:width="4.897cm" svg:height="2.364cm" svg:x="13.164cm" svg:y="21.877cm"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42" draw:id="id42" draw:layer="layout" svg:width="5.225cm" svg:height="1.527cm" svg:x="18.318cm" svg:y="18.126cm">
          <text:p text:style-name="P6"><text:span text:style-name="T1">Clear screen_buf</text:span></text:p>
          <text:p text:style-name="P6"><text:span text:style-name="T1">Copy promp_buf to screen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43" draw:id="id43" draw:layer="layout" svg:width="4.897cm" svg:height="1.235cm" svg:x="18.482cm" svg:y="20.577cm"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97cm" svg:y1="12.525cm" svg:x2="16.297cm" svg:y2="13.421cm" draw:start-shape="id6" draw:start-glue-point="2" draw:end-shape="id41" draw:end-glue-point="0" svg:d="M16297 12525v896" svg:viewBox="0 0 1 897">
          <text:p/>
        </draw:connector>
        <draw:frame draw:style-name="gr9" draw:text-style-name="P5" draw:layer="layout" svg:width="1.143cm" svg:height="0.762cm" svg:x="16.568cm" svg:y="9.69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20.169cm" svg:y="9.678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5" draw:text-style-name="P3" draw:layer="layout" svg:x1="15.468cm" svg:y1="8.06cm" svg:x2="18.811cm" svg:y2="9.534cm" draw:start-shape="id2" draw:start-glue-point="7" draw:end-shape="id5" draw:end-glue-point="4" svg:d="M15468 8060h3343v1474" svg:viewBox="0 0 3344 1475">
          <text:p/>
        </draw:connector>
        <draw:connector draw:style-name="gr5" draw:text-style-name="P3" draw:layer="layout" svg:x1="20.93cm" svg:y1="17.284cm" svg:x2="20.93cm" svg:y2="18.126cm" draw:start-shape="id40" draw:start-glue-point="2" draw:end-shape="id42" draw:end-glue-point="0" svg:d="M20930 17284v842" svg:viewBox="0 0 1 843">
          <text:p/>
        </draw:connector>
        <draw:connector draw:style-name="gr5" draw:text-style-name="P3" draw:layer="layout" svg:x1="20.93cm" svg:y1="19.653cm" svg:x2="20.93cm" svg:y2="20.577cm" draw:start-shape="id42" draw:start-glue-point="2" draw:end-shape="id43" draw:end-glue-point="0" svg:d="M20930 19653v924" svg:viewBox="0 0 1 925">
          <text:p/>
        </draw:connector>
        <draw:connector draw:style-name="gr5" draw:text-style-name="P3" draw:layer="layout" svg:x1="20.93cm" svg:y1="21.812cm" svg:x2="23.73cm" svg:y2="23.99cm" draw:start-shape="id43" draw:start-glue-point="2" draw:end-shape="id35" draw:end-glue-point="3" svg:d="M20930 21812v1088h2800v1090" svg:viewBox="0 0 2801 2179">
          <text:p/>
        </draw:connector>
        <draw:connector draw:style-name="gr5" draw:text-style-name="P3" draw:layer="layout" svg:x1="16.297cm" svg:y1="14.564cm" svg:x2="20.93cm" svg:y2="16.395cm" draw:start-shape="id41" draw:start-glue-point="2" draw:end-shape="id40" draw:end-glue-point="0" svg:d="M16297 14564v915h4633v916" svg:viewBox="0 0 4634 1832">
          <text:p/>
        </draw:connector>
        <draw:custom-shape draw:style-name="gr1" draw:text-style-name="P2" xml:id="id44" draw:id="id44" draw:layer="layout" svg:width="3.048cm" svg:height="1.651cm" svg:x="8.324cm" svg:y="11.234cm">
          <text:p text:style-name="P1"><text:span text:style-name="T1">input_ptr 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869cm" svg:y1="10.16cm" svg:x2="9.848cm" svg:y2="11.234cm" draw:start-shape="id18" draw:start-glue-point="7" draw:end-shape="id44" draw:end-glue-point="4" svg:d="M8869 10160h979v1074" svg:viewBox="0 0 980 1075">
          <text:p/>
        </draw:connector>
        <draw:connector draw:style-name="gr5" draw:text-style-name="P3" draw:layer="layout" svg:x1="4.312cm" svg:y1="18.399cm" svg:x2="1.429cm" svg:y2="23.99cm" draw:start-shape="id37" draw:start-glue-point="2" draw:end-shape="id38" draw:end-glue-point="3" svg:d="M4312 18399v2795h-2883v2796" svg:viewBox="0 0 2884 5592">
          <text:p/>
        </draw:connector>
        <draw:connector draw:style-name="gr5" draw:text-style-name="P3" draw:layer="layout" svg:x1="11.372cm" svg:y1="12.06cm" svg:x2="12.768cm" svg:y2="13.334cm" draw:start-shape="id44" draw:start-glue-point="7" draw:end-shape="id10" draw:end-glue-point="4" svg:d="M11372 12060h1396v1274" svg:viewBox="0 0 1397 1275">
          <text:p/>
        </draw:connector>
        <draw:frame draw:style-name="gr10" draw:text-style-name="P5" draw:layer="layout" svg:width="1.392cm" svg:height="0.725cm" svg:x="8.869cm" svg:y="9.48cm">
          <draw:text-box>
            <text:p><text:span text:style-name="T2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4</meta:editing-cycles>
    <meta:editing-duration>P1DT8H11M50S</meta:editing-duration>
    <dc:date>2017-11-03T09:35:23.021716000</dc:date>
    <meta:generator>LibreOffice/5.0.3.2$MacOSX_X86_64 LibreOffice_project/e5f16313668ac592c1bfb310f4390624e3dbfb75</meta:generator>
    <meta:document-statistic meta:object-count="128"/>
  </office:meta>
</office:document-meta>
</file>